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5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97cm"/>
    </style:style>
    <style:style style:name="gr7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9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0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12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0cm"/>
    </style:style>
    <style:style style:name="gr17" style:family="graphic" style:parent-style-name="objectwithoutfill">
      <style:graphic-properties draw:stroke="dash" draw:stroke-dash="Dashed_20__28_var_29_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23" style:family="graphic" style:parent-style-name="objectwithoutfill">
      <style:graphic-properties svg:stroke-width="0.025cm" svg:stroke-color="#cc0000" draw:marker-start="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fo:min-height="0.4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</style:style>
    <style:style style:name="gr32" style:family="graphic" style:parent-style-name="objectwithoutfill">
      <style:graphic-properties svg:stroke-width="0.025cm" svg:stroke-color="#cc0000" draw:marker-start="Arrowheads_20_2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gr3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37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9cm"/>
    </style:style>
    <style:style style:name="gr40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1" style:family="graphic" style:parent-style-name="objectwithoutfill">
      <style:graphic-properties svg:stroke-width="0.051cm" draw:marker-start="Arrowheads_20_2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25cm" svg:stroke-color="#cc0000" draw:marker-start="Arrowheads_20_2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808080"/>
    </style:style>
    <style:style style:name="P3" style:family="paragraph">
      <style:paragraph-properties fo:margin-left="0cm" fo:margin-right="0cm" fo:text-indent="0cm"/>
      <style:text-properties fo:color="#808080" style:font-name="Times New Roman"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color="#579d1c"/>
    </style:style>
    <style:style style:name="P7" style:family="paragraph">
      <style:paragraph-properties fo:margin-left="0cm" fo:margin-right="0cm" fo:text-indent="0cm"/>
      <style:text-properties fo:color="#579d1c" style:font-name="Times New Roman" fo:font-size="10pt" style:font-size-asian="10pt" style:font-size-complex="1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3465a4"/>
    </style:style>
    <style:style style:name="P10" style:family="paragraph">
      <style:paragraph-properties fo:margin-left="0cm" fo:margin-right="0cm" fo:text-indent="0cm"/>
      <style:text-properties fo:color="#3465a4" style:font-name="Times New Roman"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color="#cc0000"/>
    </style:style>
    <style:style style:name="P12" style:family="paragraph">
      <style:paragraph-properties fo:margin-left="0cm" fo:margin-right="0cm" fo:text-indent="0cm"/>
      <style:text-properties fo:color="#cc0000" style:font-name="Times New Roman" fo:font-size="10pt" style:font-size-asian="10pt" style:font-size-complex="10pt"/>
    </style:style>
    <style:style style:name="P13" style:family="paragraph">
      <style:paragraph-properties fo:text-align="center"/>
    </style:style>
    <style:style style:name="T1" style:family="text">
      <style:text-properties fo:color="#808080" style:font-name="Times New Roman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color="#579d1c" style:font-name="Times New Roman" fo:font-size="10pt" style:font-size-asian="10pt" style:font-size-complex="10pt"/>
    </style:style>
    <style:style style:name="T4" style:family="text">
      <style:text-properties fo:color="#579d1c" style:text-position="sub 58%" style:font-name="Times New Roman" fo:font-size="14pt" style:font-size-asian="14pt" style:font-size-complex="14pt"/>
    </style:style>
    <style:style style:name="T5" style:family="text">
      <style:text-properties fo:color="#3465a4" style:font-name="Times New Roman" fo:font-size="10pt" style:font-size-asian="10pt" style:font-size-complex="10pt"/>
    </style:style>
    <style:style style:name="T6" style:family="text">
      <style:text-properties fo:color="#3465a4" style:text-position="sub 58%" style:font-name="Times New Roman" fo:font-size="14pt" style:font-size-asian="14pt" style:font-size-complex="14pt"/>
    </style:style>
    <style:style style:name="T7" style:family="text">
      <style:text-properties fo:color="#cc0000" style:font-name="Times New Roman" fo:font-size="10pt" style:font-size-asian="10pt" style:font-size-complex="10pt"/>
    </style:style>
    <style:style style:name="T8" style:family="text">
      <style:text-properties fo:color="#cc0000" style:text-position="sub 58%" style:font-name="Times New Roman" fo:font-size="14pt" style:font-size-asian="14pt" style:font-size-complex="14pt"/>
    </style:style>
    <style:style style:name="T9" style:family="text">
      <style:text-properties style:text-position="sub 58%" fo:font-size="14pt" style:font-size-asian="14pt" style:font-size-complex="14pt"/>
    </style:style>
    <style:style style:name="T10" style:family="text"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T11" style:family="text">
      <style:text-properties style:text-position="sub 58%"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43cm" svg:y1="3.535cm" svg:x2="11.476cm" svg:y2="3.535cm">
          <text:p/>
        </draw:line>
        <draw:line draw:style-name="gr1" draw:text-style-name="P1" draw:layer="layout" svg:x1="6.222cm" svg:y1="3.535cm" svg:x2="11.412cm" svg:y2="2.735cm">
          <text:p/>
        </draw:line>
        <draw:line draw:style-name="gr1" draw:text-style-name="P1" draw:layer="layout" svg:x1="6.223cm" svg:y1="3.536cm" svg:x2="11.412cm" svg:y2="4.236cm">
          <text:p/>
        </draw:line>
        <draw:line draw:style-name="gr1" draw:text-style-name="P1" draw:layer="layout" svg:x1="11.478cm" svg:y1="3.536cm" svg:x2="16.668cm" svg:y2="2.736cm">
          <text:p/>
        </draw:line>
        <draw:line draw:style-name="gr1" draw:text-style-name="P1" draw:layer="layout" svg:x1="11.478cm" svg:y1="3.538cm" svg:x2="16.667cm" svg:y2="4.238cm">
          <text:p/>
        </draw:line>
        <draw:line draw:style-name="gr1" draw:text-style-name="P1" draw:layer="layout" svg:x1="11.442cm" svg:y1="2.747cm" svg:x2="19.92cm" svg:y2="2.747cm">
          <text:p/>
        </draw:line>
        <draw:line draw:style-name="gr1" draw:text-style-name="P1" draw:layer="layout" svg:x1="11.444cm" svg:y1="4.255cm" svg:x2="19.921cm" svg:y2="4.255cm">
          <text:p/>
        </draw:line>
        <draw:line draw:style-name="gr2" draw:text-style-name="P1" draw:layer="layout" svg:x1="6.199cm" svg:y1="4.78cm" svg:x2="6.199cm" svg:y2="2.278cm">
          <text:p/>
        </draw:line>
        <draw:line draw:style-name="gr2" draw:text-style-name="P1" draw:layer="layout" svg:x1="11.453cm" svg:y1="4.781cm" svg:x2="11.453cm" svg:y2="2.279cm">
          <text:p/>
        </draw:line>
        <draw:line draw:style-name="gr2" draw:text-style-name="P1" draw:layer="layout" svg:x1="16.707cm" svg:y1="4.782cm" svg:x2="16.707cm" svg:y2="2.28cm">
          <text:p/>
        </draw:line>
        <draw:frame draw:style-name="gr3" draw:text-style-name="P3" draw:layer="layout" svg:width="1.561cm" svg:height="0.748cm" svg:x="10.175cm" svg:y="2.92cm">
          <draw:text-box>
            <text:p text:style-name="P2"><text:span text:style-name="T1">+side</text:span></text:p>
          </draw:text-box>
        </draw:frame>
        <draw:frame draw:style-name="gr4" draw:text-style-name="P3" draw:layer="layout" svg:width="1.466cm" svg:height="0.762cm" svg:x="10.244cm" svg:y="3.555cm">
          <draw:text-box>
            <text:p text:style-name="P2"><text:span text:style-name="T1">-side</text:span></text:p>
          </draw:text-box>
        </draw:frame>
        <draw:line draw:style-name="gr5" draw:text-style-name="P1" draw:layer="layout" svg:x1="19.633cm" svg:y1="1.301cm" svg:x2="20.654cm" svg:y2="1.301cm">
          <text:p/>
        </draw:line>
        <draw:line draw:style-name="gr5" draw:text-style-name="P1" draw:layer="layout" svg:x1="19.651cm" svg:y1="1.301cm" svg:x2="19.651cm" svg:y2="0.327cm">
          <text:p/>
        </draw:line>
        <draw:frame draw:style-name="gr6" draw:text-style-name="P4" draw:layer="layout" svg:width="1.168cm" svg:height="0.747cm" svg:x="20.014cm" svg:y="0.581cm">
          <draw:text-box>
            <text:p><text:span text:style-name="T2">+z</text:span></text:p>
          </draw:text-box>
        </draw:frame>
        <draw:frame draw:style-name="gr6" draw:text-style-name="P4" draw:layer="layout" svg:width="1.168cm" svg:height="0.747cm" svg:x="19.252cm" svg:y="-0.181cm">
          <draw:text-box>
            <text:p><text:span text:style-name="T2">+x</text:span></text:p>
          </draw:text-box>
        </draw:frame>
        <draw:custom-shape draw:style-name="gr7" draw:text-style-name="P5" draw:layer="layout" svg:width="2.169cm" svg:height="2.169cm" svg:x="18.465cm" svg:y="2.409cm">
          <text:p text:style-name="P1"><text:span text:style-name="T2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95cm" svg:height="0.895cm" svg:x="9.883cm" svg:y="4.361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95cm" svg:height="0.894cm" svg:x="9.883cm" svg:y="0.109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34cm" svg:height="0.334cm" svg:x="7.491cm" svg:y="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68cm" svg:height="0.167cm" svg:x="6.824cm" svg:y="4.6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33cm" svg:height="0.333cm" svg:x="15.373cm" svg:y="4.58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68cm" svg:height="0.167cm" svg:x="14.705cm" svg:y="2.254cm">
          <text:p/>
          <draw:enhanced-geometry svg:viewBox="0 0 21600 21600" draw:mirror-vertical="true" draw:type="rectangle" draw:enhanced-path="M 0 0 L 21600 0 21600 21600 0 21600 0 0 Z N"/>
        </draw:custom-shape>
        <draw:frame draw:style-name="gr13" draw:text-style-name="P7" draw:layer="layout" svg:width="1.226cm" svg:height="0.966cm" svg:x="7.658cm" svg:y="1.824cm">
          <draw:text-box>
            <text:p text:style-name="P6"><text:span text:style-name="T3">+V</text:span><text:span text:style-name="T4">c1</text:span></text:p>
          </draw:text-box>
        </draw:frame>
        <draw:frame draw:style-name="gr14" draw:text-style-name="P7" draw:layer="layout" svg:width="1.483cm" svg:height="0.748cm" svg:x="6.991cm" svg:y="4.805cm">
          <draw:text-box>
            <text:p text:style-name="P6"><text:span text:style-name="T3">GND</text:span></text:p>
          </draw:text-box>
        </draw:frame>
        <draw:frame draw:style-name="gr15" draw:text-style-name="P7" draw:layer="layout" svg:width="1.483cm" svg:height="0.747cm" svg:x="13.63cm" svg:y="2.067cm">
          <draw:text-box>
            <text:p text:style-name="P6"><text:span text:style-name="T3">GND</text:span></text:p>
          </draw:text-box>
        </draw:frame>
        <draw:frame draw:style-name="gr16" draw:text-style-name="P4" draw:layer="layout" svg:width="0.819cm" svg:height="0.64cm" svg:x="4.688cm" svg:y="4.211cm">
          <draw:text-box>
            <text:p text:style-name="P8"><text:span text:style-name="T2">s2</text:span></text:p>
          </draw:text-box>
        </draw:frame>
        <draw:line draw:style-name="gr17" draw:text-style-name="P1" draw:layer="layout" svg:x1="9.493cm" svg:y1="2.643cm" svg:x2="11.161cm" svg:y2="2.643cm">
          <text:p/>
        </draw:line>
        <draw:frame draw:style-name="gr13" draw:text-style-name="P7" draw:layer="layout" svg:width="1.226cm" svg:height="0.966cm" svg:x="14.986cm" svg:y="4.734cm">
          <draw:text-box>
            <text:p text:style-name="P6"><text:span text:style-name="T3">+V</text:span><text:span text:style-name="T4">c2</text:span></text:p>
          </draw:text-box>
        </draw:frame>
        <draw:frame draw:style-name="gr18" draw:text-style-name="P10" draw:layer="layout" svg:width="1.675cm" svg:height="0.966cm" svg:x="10.644cm" svg:y="0.05cm">
          <draw:text-box>
            <text:p text:style-name="P9"><text:span text:style-name="T5">+V</text:span><text:span text:style-name="T6">pillars</text:span></text:p>
          </draw:text-box>
        </draw:frame>
        <draw:frame draw:style-name="gr19" draw:text-style-name="P4" draw:layer="layout" svg:width="0.916cm" svg:height="0.792cm" svg:x="11.049cm" svg:y="4.699cm">
          <draw:text-box>
            <text:p text:style-name="P8"><text:span text:style-name="T2">g2</text:span></text:p>
          </draw:text-box>
        </draw:frame>
        <draw:frame draw:style-name="gr20" draw:text-style-name="P10" draw:layer="layout" svg:width="1.595cm" svg:height="0.966cm" svg:x="9.552cm" svg:y="5.003cm">
          <draw:text-box>
            <text:p text:style-name="P9"><text:span text:style-name="T5">-V</text:span><text:span text:style-name="T6">pillars</text:span></text:p>
          </draw:text-box>
        </draw:frame>
        <draw:frame draw:style-name="gr21" draw:text-style-name="P4" draw:layer="layout" svg:width="2.187cm" svg:height="1.029cm" svg:x="-0.028cm" svg:y="0cm">
          <draw:text-box>
            <text:p text:style-name="P8"><text:span text:style-name="T2">Top view</text:span></text:p>
            <text:p text:style-name="P8"><text:span text:style-name="T2">Not to scale</text:span></text:p>
          </draw:text-box>
        </draw:frame>
        <draw:frame draw:style-name="gr22" draw:text-style-name="P12" draw:layer="measurelines" svg:width="0.947cm" svg:height="0.966cm" svg:x="8.451cm" svg:y="5.626cm">
          <draw:text-box>
            <text:p text:style-name="P11"><text:span text:style-name="T7">L</text:span><text:span text:style-name="T8">1</text:span></text:p>
          </draw:text-box>
        </draw:frame>
        <draw:frame draw:style-name="gr22" draw:text-style-name="P12" draw:layer="measurelines" svg:width="1.493cm" svg:height="0.966cm" svg:x="13.652cm" svg:y="5.627cm">
          <draw:text-box>
            <text:p text:style-name="P11"><text:span text:style-name="T7">L</text:span><text:span text:style-name="T8">2</text:span></text:p>
          </draw:text-box>
        </draw:frame>
        <draw:line draw:style-name="gr23" draw:text-style-name="P13" draw:layer="measurelines" svg:x1="4.666cm" svg:y1="1.919cm" svg:x2="5.137cm" svg:y2="1.919cm">
          <text:p/>
        </draw:line>
        <draw:frame draw:style-name="gr22" draw:text-style-name="P12" draw:layer="measurelines" svg:width="1.493cm" svg:height="0.966cm" svg:x="3.667cm" svg:y="1.361cm">
          <draw:text-box>
            <text:p text:style-name="P11"><text:span text:style-name="T7">z</text:span><text:span text:style-name="T8">s1,s2</text:span></text:p>
          </draw:text-box>
        </draw:frame>
        <draw:frame draw:style-name="gr24" draw:text-style-name="P12" draw:layer="measurelines" svg:width="1.778cm" svg:height="0.966cm" svg:x="7.366cm" svg:y="0.597cm">
          <draw:text-box>
            <text:p text:style-name="P11"><text:span text:style-name="T7">z</text:span><text:span text:style-name="T8">g1,pillars</text:span></text:p>
          </draw:text-box>
        </draw:frame>
        <draw:line draw:style-name="gr23" draw:text-style-name="P13" draw:layer="measurelines" svg:x1="7.312cm" svg:y1="1.91cm" svg:x2="7.658cm" svg:y2="1.91cm">
          <text:p/>
        </draw:line>
        <draw:frame draw:style-name="gr25" draw:text-style-name="P12" draw:layer="measurelines" svg:width="1.353cm" svg:height="0.969cm" svg:x="6.305cm" svg:y="1.352cm">
          <draw:text-box>
            <text:p text:style-name="P11"><text:span text:style-name="T7">z</text:span><text:span text:style-name="T8">g1,c1</text:span></text:p>
          </draw:text-box>
        </draw:frame>
        <draw:frame draw:style-name="gr26" draw:text-style-name="P12" draw:layer="measurelines" svg:width="1.405cm" svg:height="0.966cm" svg:x="12.846cm" svg:y="0.643cm">
          <draw:text-box>
            <text:p text:style-name="P11"><text:span text:style-name="T7">z</text:span><text:span text:style-name="T8">g2,c2</text:span></text:p>
          </draw:text-box>
        </draw:frame>
        <draw:custom-shape draw:style-name="gr27" draw:text-style-name="P13" draw:layer="layout" svg:width="0.127cm" svg:height="0.127cm" svg:x="18.852cm" svg:y="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18.784cm" svg:y="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1.168cm" svg:height="0.662cm" svg:x="18.49cm" svg:y="1.397cm">
          <draw:text-box>
            <text:p><text:span text:style-name="T2">+y</text:span></text:p>
          </draw:text-box>
        </draw:frame>
        <draw:frame draw:style-name="gr30" draw:text-style-name="P12" draw:layer="layout" svg:width="0.989cm" svg:height="0.966cm" svg:x="5.037cm" svg:y="3.275cm">
          <draw:text-box>
            <text:p text:style-name="P11"><text:span text:style-name="T7">w</text:span><text:span text:style-name="T8">2</text:span></text:p>
          </draw:text-box>
        </draw:frame>
        <draw:frame draw:style-name="gr31" draw:text-style-name="P12" draw:layer="layout" svg:width="0.918cm" svg:height="1.108cm" svg:x="3.538cm" svg:y="3.275cm">
          <draw:text-box>
            <text:p text:style-name="P11"><text:span text:style-name="T7">w</text:span><text:span text:style-name="T8">1</text:span></text:p>
          </draw:text-box>
        </draw:frame>
        <draw:line draw:style-name="gr32" draw:text-style-name="P13" draw:layer="layout" svg:x1="17.992cm" svg:y1="2.42cm" svg:x2="17.992cm" svg:y2="3.301cm">
          <text:p/>
        </draw:line>
        <draw:frame draw:style-name="gr33" draw:text-style-name="P12" draw:layer="layout" svg:width="1.27cm" svg:height="0.966cm" svg:x="17.372cm" svg:y="2.986cm">
          <draw:text-box>
            <text:p text:style-name="P11"><text:span text:style-name="T7">w</text:span><text:span text:style-name="T8">det</text:span></text:p>
          </draw:text-box>
        </draw:frame>
        <draw:path draw:style-name="gr34" draw:text-style-name="P13" draw:layer="layout" svg:width="0.38cm" svg:height="0.38cm" svg:x="1.878cm" svg:y="3.652cm" svg:viewBox="0 0 381 381" svg:d="M0 0c381 0 381 381 381 381">
          <text:p/>
        </draw:path>
        <draw:path draw:style-name="gr34" draw:text-style-name="P13" draw:layer="layout" svg:width="0.38cm" svg:height="0.38cm" draw:transform="rotate (-3.14159265358979) translate (2.26cm 3.433cm)" svg:viewBox="0 0 381 381" svg:d="M381 0c-381 0-381 381-381 381">
          <text:p/>
        </draw:path>
        <draw:frame draw:style-name="gr35" draw:text-style-name="P4" draw:layer="layout" svg:width="1.987cm" svg:height="0.64cm" svg:x="1.143cm" svg:y="2.408cm">
          <draw:text-box>
            <text:p text:style-name="P8"><text:span text:style-name="T2">Skimmer</text:span></text:p>
          </draw:text-box>
        </draw:frame>
        <draw:frame draw:style-name="gr35" draw:text-style-name="P4" draw:layer="layout" svg:width="1.987cm" svg:height="1.029cm" svg:x="-0.127cm" svg:y="4.318cm">
          <draw:text-box>
            <text:p text:style-name="P8"><text:span text:style-name="T2">Heated nozzle</text:span></text:p>
          </draw:text-box>
        </draw:frame>
        <draw:frame draw:style-name="gr35" draw:text-style-name="P4" draw:layer="layout" svg:width="1.324cm" svg:height="1.029cm" svg:x="-0.127cm" svg:y="3.056cm">
          <draw:text-box>
            <text:p text:style-name="P8"><text:span text:style-name="T2">atom gas</text:span></text:p>
          </draw:text-box>
        </draw:frame>
        <draw:frame draw:style-name="gr36" draw:text-style-name="P12" draw:layer="layout" svg:width="1.309cm" svg:height="0.966cm" svg:x="10.502cm" svg:y="1.343cm">
          <draw:text-box>
            <text:p text:style-name="P11"><text:span text:style-name="T7">z</text:span><text:span text:style-name="T8">c1,c2</text:span></text:p>
          </draw:text-box>
        </draw:frame>
        <draw:line draw:style-name="gr37" draw:text-style-name="P13" draw:layer="layout" svg:x1="5.106cm" svg:y1="1.274cm" svg:x2="6.223cm" svg:y2="1.274cm">
          <text:p/>
        </draw:line>
        <draw:frame draw:style-name="gr38" draw:text-style-name="P12" draw:layer="layout" svg:width="1.397cm" svg:height="0.966cm" svg:x="5.08cm" svg:y="0.37cm">
          <draw:text-box>
            <text:p text:style-name="P12">z<text:span text:style-name="T9">s2,g1</text:span></text:p>
          </draw:text-box>
        </draw:frame>
        <draw:frame draw:style-name="gr39" draw:text-style-name="P4" draw:layer="layout" svg:width="1.115cm" svg:height="0.966cm" svg:x="19.378cm" svg:y="5.103cm">
          <draw:text-box>
            <text:p text:style-name="P8"><text:span text:style-name="T10">Ω</text:span><text:span text:style-name="T11">lab</text:span></text:p>
          </draw:text-box>
        </draw:frame>
        <draw:g>
          <draw:path draw:style-name="gr34" draw:text-style-name="P13" draw:layer="layout" svg:width="0.634cm" svg:height="0.888cm" draw:transform="rotate (-1.5707963267949) translate (1.197cm 3.644cm)" svg:viewBox="0 0 635 889" svg:d="M0 0c635 0 635 889 635 889">
            <text:p/>
          </draw:path>
          <draw:line draw:style-name="gr34" draw:text-style-name="P13" draw:layer="layout" svg:x1="0.354cm" svg:y1="4.279cm" svg:x2="0cm" svg:y2="4.279cm">
            <text:p/>
          </draw:line>
        </draw:g>
        <draw:g>
          <draw:path draw:style-name="gr34" draw:text-style-name="P13" draw:layer="layout" svg:width="0.634cm" svg:height="0.888cm" draw:transform="rotate (-1.5707963267949) translate (1.198cm 2.783cm)" svg:viewBox="0 0 635 889" svg:d="M635 0c-635 0-635 889-635 889">
            <text:p/>
          </draw:path>
          <draw:line draw:style-name="gr34" draw:text-style-name="P13" draw:layer="layout" svg:x1="0.355cm" svg:y1="2.783cm" svg:x2="0.001cm" svg:y2="2.783cm">
            <text:p/>
          </draw:line>
        </draw:g>
        <draw:custom-shape draw:style-name="gr40" draw:text-style-name="P13" draw:layer="layout" svg:width="1.397cm" svg:height="1.397cm" svg:x="19.223cm" svg:y="4.926cm">
          <text:p/>
          <draw:enhanced-geometry svg:viewBox="0 0 21600 21600" draw:text-areas="0 0 21600 21600" draw:type="circular-arrow" draw:modifiers="178.106614154254 113.105236984016 9961.268617940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4" draw:layer="layout" svg:width="0.916cm" svg:height="0.792cm" svg:x="16.249cm" svg:y="4.699cm">
          <draw:text-box>
            <text:p text:style-name="P8"><text:span text:style-name="T2">g3</text:span></text:p>
          </draw:text-box>
        </draw:frame>
        <draw:frame draw:style-name="gr19" draw:text-style-name="P4" draw:layer="layout" svg:width="0.916cm" svg:height="0.792cm" svg:x="5.749cm" svg:y="4.699cm">
          <draw:text-box>
            <text:p text:style-name="P8"><text:span text:style-name="T2">g1</text:span></text:p>
          </draw:text-box>
        </draw:frame>
        <draw:frame draw:style-name="gr16" draw:text-style-name="P4" draw:layer="layout" svg:width="0.819cm" svg:height="0.64cm" svg:x="3.189cm" svg:y="4.211cm">
          <draw:text-box>
            <text:p text:style-name="P8"><text:span text:style-name="T2">s1</text:span></text:p>
          </draw:text-box>
        </draw:frame>
        <draw:line draw:style-name="gr41" draw:text-style-name="P13" draw:layer="layout" svg:x1="3.556cm" svg:y1="3.429cm" svg:x2="3.556cm" svg:y2="2.794cm">
          <text:p/>
        </draw:line>
        <draw:line draw:style-name="gr41" draw:text-style-name="P13" draw:layer="layout" svg:x1="3.556cm" svg:y1="3.685cm" svg:x2="3.556cm" svg:y2="4.32cm">
          <text:p/>
        </draw:line>
        <draw:line draw:style-name="gr42" draw:text-style-name="P13" draw:layer="layout" svg:x1="11.43cm" svg:y1="1.27cm" svg:x2="13.081cm" svg:y2="1.27cm">
          <text:p/>
        </draw:line>
        <draw:line draw:style-name="gr42" draw:text-style-name="P13" draw:layer="layout" svg:x1="15.587cm" svg:y1="1.27cm" svg:x2="13.936cm" svg:y2="1.27cm">
          <text:p/>
        </draw:line>
        <draw:line draw:style-name="gr42" draw:text-style-name="P13" draw:layer="layout" svg:x1="7.62cm" svg:y1="1.905cm" svg:x2="10.668cm" svg:y2="1.905cm">
          <text:p/>
        </draw:line>
        <draw:line draw:style-name="gr42" draw:text-style-name="P13" draw:layer="layout" svg:x1="15.588cm" svg:y1="1.87cm" svg:x2="11.53cm" svg:y2="1.87cm">
          <text:p/>
        </draw:line>
        <draw:line draw:style-name="gr42" draw:text-style-name="P13" draw:layer="layout" svg:x1="10.381cm" svg:y1="1.27cm" svg:x2="8.89cm" svg:y2="1.27cm">
          <text:p/>
        </draw:line>
        <draw:line draw:style-name="gr42" draw:text-style-name="P13" draw:layer="layout" svg:x1="6.198cm" svg:y1="1.27cm" svg:x2="7.62cm" svg:y2="1.27cm">
          <text:p/>
        </draw:line>
        <draw:line draw:style-name="gr41" draw:text-style-name="P13" draw:layer="layout" svg:x1="5.056cm" svg:y1="3.429cm" svg:x2="5.056cm" svg:y2="2.794cm">
          <text:p/>
        </draw:line>
        <draw:line draw:style-name="gr41" draw:text-style-name="P13" draw:layer="layout" svg:x1="5.056cm" svg:y1="3.685cm" svg:x2="5.056cm" svg:y2="4.32cm">
          <text:p/>
        </draw:line>
        <draw:line draw:style-name="gr42" draw:text-style-name="P13" draw:layer="layout" svg:x1="6.205cm" svg:y1="6.17cm" svg:x2="8.636cm" svg:y2="6.17cm">
          <text:p/>
        </draw:line>
        <draw:line draw:style-name="gr42" draw:text-style-name="P13" draw:layer="layout" svg:x1="11.412cm" svg:y1="6.17cm" svg:x2="13.843cm" svg:y2="6.17cm">
          <text:p/>
        </draw:line>
        <draw:line draw:style-name="gr42" draw:text-style-name="P13" draw:layer="layout" svg:x1="11.436cm" svg:y1="6.17cm" svg:x2="9.144cm" svg:y2="6.17cm">
          <text:p/>
        </draw:line>
        <draw:line draw:style-name="gr42" draw:text-style-name="P13" draw:layer="layout" svg:x1="16.722cm" svg:y1="6.17cm" svg:x2="14.311cm" svg:y2="6.17cm">
          <text:p/>
        </draw:line>
        <draw:line draw:style-name="gr32" draw:text-style-name="P13" draw:layer="layout" svg:x1="17.992cm" svg:y1="4.581cm" svg:x2="17.992cm" svg:y2="3.937cm">
          <text:p/>
        </draw:line>
        <draw:line draw:style-name="gr32" draw:text-style-name="P13" draw:layer="layout" svg:x1="6.196cm" svg:y1="1.91cm" svg:x2="6.491cm" svg:y2="1.91cm">
          <text:p/>
        </draw:line>
        <draw:line draw:style-name="gr32" draw:text-style-name="P13" draw:layer="layout" svg:x1="3.535cm" svg:y1="1.919cm" svg:x2="3.858cm" svg:y2="1.9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8-05T10:50:59.111192338</dc:date>
    <meta:editing-duration>PT5H31M27S</meta:editing-duration>
    <meta:editing-cycles>48</meta:editing-cycles>
    <meta:generator>LibreOffice/4.2.8.2$Linux_X86_64 LibreOffice_project/420m0$Build-2</meta:generator>
    <dc:creator>Maxwell Gregoire</dc:creator>
    <meta:document-statistic meta:object-count="84"/>
  </office:meta>
</office:document-meta>
</file>